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Bitstream Vera Serif" svg:font-family="Bitstream Vera Serif"/>
  </office:font-face-decls>
  <office:automatic-styles>
    <style:style style:name="P1" style:parent-style-name="Standard" style:family="paragraph" style:master-page-name="Standard">
      <style:paragraph-properties style:page-number="1"/>
      <style:text-properties/>
    </style:style>
    <style:style style:name="P2" style:parent-style-name="Standard" style:family="paragraph">
      <style:paragraph-properties/>
      <style:text-properties/>
    </style:style>
  </office:automatic-styles>
  <office:body>
    <office:text>
      <text:p text:style-name="P1">Fercho<?opendocument cursor-position?></text:p>
      <text:p text:style-name="P2">Casos de uso real</text:p>
      <text:p text:style-name="P2"/>
      <text:p text:style-name="P2">Pantalla principal</text:p>
      <text:p text:style-name="P2"><text:tab/>modulo conexión</text:p>
      <text:p text:style-name="P2"><text:tab/>modulo filtros</text:p>
      <text:p text:style-name="P2"><text:tab/>modulo algoritmos</text:p>
      <text:p text:style-name="P2"><text:tab/>modulo visualizacion</text:p>
      <text:p text:style-name="P2"><text:tab/></text:p>
      <text:p text:style-name="P2">Modulo conexión</text:p>
      <text:p text:style-name="P2"><text:tab/>modulo Archivo Plano</text:p>
      <text:p text:style-name="P2"><text:tab/>modulo Bases de datos</text:p>
      <text:p text:style-name="P2"/>
      <text:p text:style-name="P2">Modulo Filtros</text:p>
      <text:p text:style-name="P2"/>
      <text:p text:style-name="P2">Modulo Algoritmos</text:p>
      <text:p text:style-name="P2"><text:tab/>Asociacion</text:p>
      <text:p text:style-name="P2"><text:tab/><text:tab/>Apriori</text:p>
      <text:p text:style-name="P2"><text:tab/><text:tab/>FP-Growth</text:p>
      <text:p text:style-name="P2"><text:tab/><text:tab/>Equippaso<text:tab/></text:p>
      <text:p text:style-name="P2"/>
      <text:p text:style-name="P2"><text:tab/>Clasificacion</text:p>
      <text:p text:style-name="P2"><text:tab/><text:tab/>C45</text:p>
      <text:p text:style-name="P2"><text:tab/><text:tab/>Mate</text:p>
      <text:p text:style-name="P2"/>
      <text:p text:style-name="P2">Modulo visualizacion</text:p>
      <text:p text:style-name="P2"><text:tab/>Generador</text:p>
      <text:p text:style-name="P2"><text:tab/>Arbol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35.4614787558pt"/>
    </style:default-style>
    <style:style style:name="Standard" style:display-name="" style:family="paragraph">
      <style:paragraph-properties fo:line-height="100%" fo:margin-bottom="0pt" fo:margin-left="0pt" fo:margin-right="0pt" fo:margin-top="0pt" fo:text-align="start" fo:text-indent="0pt" style:writing-mode="lr-tb">
        <style:tab-stops/>
      </style:paragraph-properties>
      <style:text-properties fo:background-color="transparent" fo:color="#000000" fo:country="CO" fo:font-size="12pt" fo:font-style="normal" fo:font-weight="normal" fo:hyphenate="false" fo:language="es" fo:text-shadow="none" style:font-name="Bitstream Vera Serif" style:text-line-through-style="none" style:text-line-through-type="none" style:text-position="0% 58%" style:text-underline-color="font-color" style:text-underline-mode="continuous" style:text-underline-style="none" style:text-underline-type="none"/>
    </style:style>
    <style:style style:name="Text_20_body" style:parent-style-name="Standard" style:display-name="Text body" style:family="paragraph">
      <style:paragraph-properties fo:margin-bottom="6.0094592296pt"/>
      <style:text-properties/>
    </style:style>
    <style:style style:name="List" style:parent-style-name="Standard" style:family="paragraph">
      <style:paragraph-properties fo:margin-bottom="6.0094592296pt"/>
      <style:text-properties/>
    </style:style>
    <style:style style:name="Caption" style:parent-style-name="Standard" style:family="paragraph">
      <style:paragraph-properties fo:margin-bottom="6.0094592296pt" fo:margin-top="6.0094592296pt"/>
      <style:text-properties fo:font-size="10pt" fo:font-style="italic"/>
    </style:style>
    <text:notes-configuration text:note-class="footnote" style:num-prefix="" style:num-suffix="" style:num-format="1" text:footnotes-position="page" text:start-numbering-at="document"/>
    <text:notes-configuration text:note-class="endnote" style:num-prefix="" style:num-suffix="" style:num-format="i" text:start-numbering-at="document"/>
  </office:styles>
  <office:automatic-styles>
    <style:page-layout style:name="pm1" style:page-usage="all">
      <style:page-layout-properties fo:margin-bottom="56.6930116pt" fo:margin-left="56.6930116pt" fo:margin-right="56.6930116pt" fo:margin-top="56.6930116pt" fo:page-height="841.8628757542pt" fo:page-width="595.2482752942pt" style:print-orientation="portrait">
        <style:footnote-sep style:adjustment="left" style:width="0.5102371044pt" style:rel-width="25%" style:line-style="solid"/>
      </style:page-layout-properties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4.1</meta:generator>
    <dc:creator>Ivan Dario Ramirez Freyre</dc:creator>
  </office:meta>
</office:document-meta>
</file>